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6.7098in"/>
    </style:style>
    <style:style style:name="co3" style:family="table-column">
      <style:table-column-properties fo:break-before="auto" style:column-width="3.4992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ynamicBrakeG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"Id"</text:p>
          </table:table-cell>
          <table:table-cell office:value-type="string" calcext:value-type="string">
            <text:p>"Designator"</text:p>
          </table:table-cell>
          <table:table-cell office:value-type="string" calcext:value-type="string">
            <text:p>"Footprint"</text:p>
          </table:table-cell>
          <table:table-cell office:value-type="string" calcext:value-type="string">
            <text:p>"Quantity"</text:p>
          </table:table-cell>
          <table:table-cell office:value-type="string" calcext:value-type="string">
            <text:p>"Designation"</text:p>
          </table:table-cell>
          <table:table-cell office:value-type="string" calcext:value-type="string">
            <text:p>"Supplier and ref"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placed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S1"</text:p>
          </table:table-cell>
          <table:table-cell office:value-type="string" calcext:value-type="string">
            <text:p>"RFMM0505S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FMM-0505S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IC1"</text:p>
          </table:table-cell>
          <table:table-cell office:value-type="string" calcext:value-type="string">
            <text:p>"SOIC127P1150X280-8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SO1042BDWVR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FL1"</text:p>
          </table:table-cell>
          <table:table-cell office:value-type="string" calcext:value-type="string">
            <text:p>"ACT45B1012PTL00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CT45B-101-2P-TL003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95,C94,C93,C67,C68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22pF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C92,C89,C85,C79,C65,C34,C32,C77,C82,C84,C69,C74,C70,C64,C81,C61,C83,C37,C72,C80,C60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100nF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91,C90,C86,C26,C59,C62,C63,C36,C28,C75,C73,C71,C29,C66,C27,C78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10uF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"R68,R67,R65,R69,R66,R70"</text:p>
          </table:table-cell>
          <table:table-cell office:value-type="string" calcext:value-type="string">
            <text:p>"RESC6431X65N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RC2512JK-071ML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R72,R50,R4,R3,R2,R39,R59,R73,R1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"4.7k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M2,M3,M8,M1"</text:p>
          </table:table-cell>
          <table:table-cell office:value-type="string" calcext:value-type="string">
            <text:p>"FanPinHeader_1x04_P2.54mm_Vertical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Fan_4pin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J13"</text:p>
          </table:table-cell>
          <table:table-cell office:value-type="string" calcext:value-type="string">
            <text:p>"389690002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38969-0002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J1,J4,J2,J3"</text:p>
          </table:table-cell>
          <table:table-cell office:value-type="string" calcext:value-type="string">
            <text:p>"1987724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987724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C12,C13,C15,C14"</text:p>
          </table:table-cell>
          <table:table-cell office:value-type="string" calcext:value-type="string">
            <text:p>"ALH82A750CB600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ALH82A750CB600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H5,H6"</text:p>
          </table:table-cell>
          <table:table-cell office:value-type="string" calcext:value-type="string">
            <text:p>"67715ABPE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677-15ABPE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R60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20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6,C4,C9,C5,C8,C3,C2,C7"</text:p>
          </table:table-cell>
          <table:table-cell office:value-type="string" calcext:value-type="string">
            <text:p>"CAPPRD500W60D1025H1750"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"1000uF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R58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R62,R63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220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R71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20k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"C38,C47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nF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"IC6"</text:p>
          </table:table-cell>
          <table:table-cell office:value-type="string" calcext:value-type="string">
            <text:p>"SOP65P640X120-20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CP2515-e_ST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"Q1,Q2"</text:p>
          </table:table-cell>
          <table:table-cell office:value-type="string" calcext:value-type="string">
            <text:p>"TO544P510X1580X2540-3P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STWA75N60M6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"LED1"</text:p>
          </table:table-cell>
          <table:table-cell office:value-type="string" calcext:value-type="string">
            <text:p>"LEDC3216X120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TST-C230CKT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"LED2"</text:p>
          </table:table-cell>
          <table:table-cell office:value-type="string" calcext:value-type="string">
            <text:p>"LEDC3216X120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TST-C230GKT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"J9,J5,J12,J25,J7,J24,J6,J8,J10,J11"</text:p>
          </table:table-cell>
          <table:table-cell office:value-type="string" calcext:value-type="string">
            <text:p>"5442251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"5442251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"Z1"</text:p>
          </table:table-cell>
          <table:table-cell office:value-type="string" calcext:value-type="string">
            <text:p>"1SMB2EZ15_R1_00001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SMB2EZ15_R1_00001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76"</text:p>
          </table:table-cell>
          <table:table-cell office:value-type="string" calcext:value-type="string">
            <text:p>"C_1210_3225Metric_Pad1.33x2.70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470pF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"Y1"</text:p>
          </table:table-cell>
          <table:table-cell office:value-type="string" calcext:value-type="string">
            <text:p>"Crystal_SMD_7050-2Pin_7.0x5.0mm_HandSoldering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8MHz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"JP1"</text:p>
          </table:table-cell>
          <table:table-cell office:value-type="string" calcext:value-type="string">
            <text:p>"PinHeader_1x02_P2.54mm_Vertical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Jumper_2_Open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Z3"</text:p>
          </table:table-cell>
          <table:table-cell office:value-type="string" calcext:value-type="string">
            <text:p>"SOD3716X135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MSZ5231B-TP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"FB3,FB1"</text:p>
          </table:table-cell>
          <table:table-cell office:value-type="string" calcext:value-type="string">
            <text:p>"BEADC1608X100N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FBMJ1608HS220NTR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"IC5,IC8"</text:p>
          </table:table-cell>
          <table:table-cell office:value-type="string" calcext:value-type="string">
            <text:p>"SOIC127P600X175-8N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LM358DR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"R52,R56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"A1"</text:p>
          </table:table-cell>
          <table:table-cell office:value-type="string" calcext:value-type="string">
            <text:p>"Arduino_UNO_R3_ModifiedCourtyard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rduino_UNO_R3"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R55,R51"</text:p>
          </table:table-cell>
          <table:table-cell office:value-type="string" calcext:value-type="string">
            <text:p>"R_1210_3225Metric_Pad1.30x2.65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0k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"J22,J23,J17,J16"</text:p>
          </table:table-cell>
          <table:table-cell office:value-type="string" calcext:value-type="string">
            <text:p>"1548129"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"1548129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"IC3"</text:p>
          </table:table-cell>
          <table:table-cell office:value-type="string" calcext:value-type="string">
            <text:p>"SOIC127P600X175-8N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UCC27424QDRQ1"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"U6"</text:p>
          </table:table-cell>
          <table:table-cell office:value-type="string" calcext:value-type="string">
            <text:p>"Allegro_CB_PFF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CS758xCB-200U-PFF"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6:33:31.238156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1T17:35:46.222389053</dc:date>
    <meta:editing-duration>P13DT6H42M19S</meta:editing-duration>
    <meta:editing-cycles>2</meta:editing-cycles>
    <meta:generator>LibreOffice/24.2.7.2$Linux_X86_64 LibreOffice_project/420$Build-2</meta:generator>
    <meta:document-statistic meta:table-count="1" meta:cell-count="253" meta:object-count="0"/>
  </office:meta>
</office:document-meta>
</file>